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512cm" fo:min-width="5.217cm"/>
    </style:style>
    <style:style style:name="gr2" style:family="graphic" style:parent-style-name="standard">
      <style:graphic-properties draw:stroke="solid" svg:stroke-color="#000000" draw:fill-color="#e0efd4" draw:textarea-horizontal-align="justify" draw:textarea-vertical-align="middle" draw:auto-grow-height="false" fo:min-height="0.512cm" fo:min-width="5.217cm"/>
    </style:style>
    <style:style style:name="gr3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3cm"/>
    </style:style>
    <style:style style:name="gr4" style:family="graphic" style:parent-style-name="standard">
      <style:graphic-properties draw:stroke="solid" svg:stroke-color="#000000" draw:fill-color="#ffe5ca" draw:textarea-horizontal-align="justify" draw:textarea-vertical-align="middle" draw:auto-grow-height="false" fo:min-height="0.512cm" fo:min-width="5.217cm"/>
    </style:style>
    <style:style style:name="gr5" style:family="graphic" style:parent-style-name="standard">
      <style:graphic-properties draw:stroke="solid" svg:stroke-color="#000000" draw:fill-color="#adc5e7" draw:textarea-horizontal-align="justify" draw:textarea-vertical-align="middle" draw:auto-grow-height="false" fo:min-height="0.512cm" fo:min-width="5.217cm"/>
    </style:style>
    <style:style style:name="gr6" style:family="graphic" style:parent-style-name="standard">
      <style:graphic-properties draw:stroke="solid" svg:stroke-color="#000000" draw:fill-color="#fcd4d1" draw:textarea-horizontal-align="justify" draw:textarea-vertical-align="middle" draw:auto-grow-height="false" fo:min-height="0.512cm" fo:min-width="5.217cm"/>
    </style:style>
    <style:style style:name="gr7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0.512cm" fo:min-width="4.832cm"/>
    </style:style>
    <style:style style:name="gr8" style:family="graphic" style:parent-style-name="standard">
      <style:graphic-properties draw:stroke="solid" svg:stroke-color="#000000" draw:fill-color="#bee3d3" draw:textarea-horizontal-align="justify" draw:textarea-vertical-align="middle" draw:auto-grow-height="false" fo:min-height="1.325cm" fo:min-width="4.8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4cm" fo:min-width="5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8.048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dddddd"/>
      <style:paragraph-properties fo:text-align="center"/>
      <style:text-properties fo:font-size="18pt"/>
    </style:style>
    <style:style style:name="P3" style:family="paragraph">
      <loext:graphic-properties draw:fill-color="#e0efd4"/>
      <style:paragraph-properties fo:text-align="center"/>
      <style:text-properties fo:font-size="18pt"/>
    </style:style>
    <style:style style:name="P4" style:family="paragraph">
      <loext:graphic-properties draw:fill-color="#bee3d3"/>
      <style:paragraph-properties fo:text-align="center"/>
      <style:text-properties fo:font-size="18pt"/>
    </style:style>
    <style:style style:name="P5" style:family="paragraph">
      <loext:graphic-properties draw:fill-color="#ffe5ca"/>
      <style:paragraph-properties fo:text-align="center"/>
      <style:text-properties fo:font-size="18pt"/>
    </style:style>
    <style:style style:name="P6" style:family="paragraph">
      <loext:graphic-properties draw:fill-color="#adc5e7"/>
      <style:paragraph-properties fo:text-align="center"/>
      <style:text-properties fo:font-size="18pt"/>
    </style:style>
    <style:style style:name="P7" style:family="paragraph">
      <loext:graphic-properties draw:fill-color="#fcd4d1"/>
      <style:paragraph-properties fo:text-align="center"/>
      <style:text-properties fo:font-size="18pt"/>
    </style:style>
    <style:style style:name="P8" style:family="paragraph">
      <style:text-properties fo:font-size="28pt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7cm" svg:height="0.762cm" svg:x="1.381cm" svg:y="1.074cm">
          <text:p text:style-name="P1">INPUT (48x48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2.181cm">
          <text:p text:style-name="P1">CUNIT (8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3cm" svg:height="0.762cm" svg:x="8.981cm" svg:y="4.166cm">
          <text:p text:style-name="P1">Re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1.381cm" svg:y="3.288cm">
          <text:p text:style-name="P1">CUNIT (16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4.396cm">
          <text:p text:style-name="P1">CUNIT (3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7cm" svg:height="0.762cm" svg:x="1.381cm" svg:y="5.504cm">
          <text:p text:style-name="P1">CUNIT (32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7cm" svg:height="0.762cm" svg:x="1.381cm" svg:y="6.612cm">
          <text:p text:style-name="P1">DROPOUT (30%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17cm" svg:height="0.762cm" svg:x="1.381cm" svg:y="7.719cm">
          <text:p text:style-name="P1">FC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717cm" svg:height="0.762cm" svg:x="1.381cm" svg:y="8.825cm">
          <text:p text:style-name="P1">REGRESSION (2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2cm" svg:height="0.762cm" svg:x="8.982cm" svg:y="3.106cm">
          <text:p text:style-name="P1">CONV2D (x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5.332cm" svg:height="0.762cm" svg:x="8.982cm" svg:y="5.226cm">
          <text:p text:style-name="P1">AVERAGE PO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33cm" svg:height="1.575cm" svg:x="8.981cm" svg:y="6.283cm">
          <text:p text:style-name="P1">2D BATCH </text:p>
          <text:p text:style-name="P1">NORMAL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7cm" svg:height="0.762cm" svg:x="8.747cm" svg:y="1.074cm">
          <text:p text:style-name="P1">CUNIT (x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017cm" svg:height="1.352cm" draw:transform="rotate (1.5707963267949) translate (10.924cm 3.107cm)">
          <draw:text-box>
            <text:p text:style-name="P8">=</text:p>
          </draw:text-box>
        </draw:frame>
        <draw:frame draw:style-name="gr10" draw:text-style-name="P11" draw:layer="layout" svg:width="5.88cm" svg:height="6.654cm" svg:x="16.117cm" svg:y="1.027cm">
          <draw:text-box>
            <text:p text:style-name="P10">CONV2D (x):</text:p>
            <text:p text:style-name="P10"><text:tab/>filters = x</text:p>
            <text:p text:style-name="P10"><text:tab/>filter size = 5</text:p>
            <text:p text:style-name="P10"><text:tab/>padding = 2</text:p>
            <text:p text:style-name="P10"/>
            <text:p text:style-name="P10">POOL:</text:p>
            <text:p text:style-name="P10"><text:tab/>stride = 2</text:p>
            <text:p text:style-name="P10"><text:tab/>kernel size = 2</text:p>
            <text:p text:style-name="P10"><text:tab/>padding = 0</text:p>
          </draw:text-box>
        </draw:frame>
        <draw:frame draw:style-name="gr11" draw:text-style-name="P13" draw:layer="layout" svg:width="8.548cm" svg:height="1.039cm" svg:x="10.527cm" svg:y="8.295cm">
          <draw:text-box>
            <text:p text:style-name="P12">Total parameters = 443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7:29:34.096611632</meta:creation-date>
    <dc:date>2019-05-24T16:33:24.853505094</dc:date>
    <meta:editing-duration>PT22H32M24S</meta:editing-duration>
    <meta:editing-cycles>9</meta:editing-cycles>
    <meta:generator>LibreOffice/6.0.7.3$Linux_X86_64 LibreOffice_project/00m0$Build-3</meta:generator>
    <meta:document-statistic meta:object-count="16"/>
  </office:meta>
</office:document-meta>
</file>